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 svg:font-family="Tahom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318cm" fo:margin-bottom="0.318cm"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fo:font-size="12pt"/>
    </style:style>
    <style:style style:name="T3"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polit Ostoja – Lniski</text:p>
      <text:p text:style-name="P1">Dr Hipolit Ostoja- Lniski urodził się 9 marca 1853 roku w Dolnej Brodnicy koło Kartuz, w rodzinie ziemiańskiej Hipolita i Eufrozyny (z d. Łaszewskiej) Lniskich. Pochodził ze starej kaszubskiej rodziny szlacheckiej, herbu Ostoja. <text:s/>Naukę gimnazjalną pobierał w Wejherowie, a następnie w Wałczu. W wejherowskim gimnazjum należał do grupy ośmiu założycieli tajnej organizacji filomackiej o nazwie „Wiec”, powstałej w 1871 roku. Organizacja ta miała za zadanie krzewienie języka polskiego wśród miejscowej młodzieży. W 1873 roku Hipolit Lniski przeniósł się do Wałcza, gdzie kontynuował naukę oraz działalność filomacką. Tam też był inicjatorem i założycielem tajnego koła „Ul”. Po ukończeniu gimnazjum w Wałczu Hipolit Lniski podjął studia medyczne w Gryfii, a następnie studiował we Wrocławiu. Podczas studiów we Wrocławiu należał do Towarzystwa Literacko - Słowiańskiego. Członkowie tego towarzystwa starali się realizować postulaty wileńskich filomatów i filaretów. Studia swe zwieńczył doktoratem z nauk medycznych w 1880 roku. W 1881 roku osiedlił się w Chojnicach i podjął praktykę lekarską. Dr Hipolit Lniski dał się poznać w Chojnicach jako lekarz zawsze gotowy do niesienia pomocy, nie bacząc na warunki czy odległość od chorego. Często, widząc złą kondycję finansową rodziny, rezygnował z zapłaty. Razem z dr Janem Karolem Łukowiczem wszedł w skład kuratorium Zakładu św. Boromeusza. Z Władysławem Wolszlegierem współpracował w Towarzystwie Ludowym. Najbardziej jednak znaczącym dziełem Hipolita Lniskiego był patronat nad polską młodzieżą w chojnickim gimnazjum. W jego mieszkaniu regularnie odbywały się spotkania tajnego koła filomackiego „Mickiewicz”. Do grona podopiecznych dr Hipolita Lniskiego należeli ludzie, którzy później bardzo mocno przyczynili się do budowania struktur odrodzonej Polski. Najwybitniejszymi wychowankami dr Lniskiego byli: Jan Karnowski i Aleksander Majkowski. Po odzyskaniu niepodległości w 1920 r. Hipolit Ostoja - Lniski został członkiem Rady Miejskiej, był lekarzem powiatowym, członkiem Rady Izby Lekarskiej Poznańsko – Pomorskiej, członkiem honorowym Tow. Lekarzy Państwa Polskiego Obwodu Kaszubskiego, prezesem Koła Lekarzy Powiatu Chojnickiego. Pod koniec swego bardzo owocnego życia doczekał się radosnej chwili - prezydent Rzeczypospolitej odznaczył go orderem Polonia Restituta. W roku 1930, w dniu 50 - lecia jego pracy lekarskiej, Uniwersytet Wrocławski wręczył mu odnowiony dyplom doktorski. Natomiast Ojciec święty mianował go tajnym szambelanem. Dr Lniski zmarł 8 kwietnia 1931 roku w Chojnicach. Odszedł z tego świata, zostawiając po sobie pamięć dobroczyńcy i opiekuna polskiej młodzież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 svg:font-family="Tahom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23T11:27:02.28</meta:creation-date>
    <meta:document-statistic meta:table-count="0" meta:image-count="0" meta:object-count="0" meta:page-count="1" meta:paragraph-count="2" meta:word-count="366" meta:character-count="2665"/>
    <dc:date>2022-11-23T11:43:40.19</dc:date>
    <meta:editing-duration>PT1M36S</meta:editing-duration>
    <meta:editing-cycles>1</meta:editing-cycles>
    <meta:generator>OpenOffice/4.1.3$Win32 OpenOffice.org_project/413m1$Build-9783</meta:generator>
  </office:meta>
</office:document-meta>
</file>